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Множення матриць А на 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a11*b11+a12*b21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a11*b12+a12*b22</text:p>
          </table:table-cell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a21*b11+a21*b21</text:p>
          </table:table-cell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a21*b12+a22*b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24:56.448084628</meta:creation-date>
    <dc:date>2024-03-19T20:49:37.724281458</dc:date>
    <meta:editing-duration>PT14M30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